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9000" calcext:value-type="float">
            <text:p>199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45000" calcext:value-type="float">
            <text:p>2450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19000" calcext:value-type="float">
            <text:p>3190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12000" calcext:value-type="float">
            <text:p>312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79000" calcext:value-type="float">
            <text:p>279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0000" calcext:value-type="float">
            <text:p>31000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08000" calcext:value-type="float">
            <text:p>30800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405000" calcext:value-type="float">
            <text:p>40500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24000" calcext:value-type="float">
            <text:p>32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20:57:39.023494571</dc:date>
    <meta:editing-duration>PT31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